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fo:font-size="18pt" fo:font-weight="bold" officeooo:rsid="0027651a" officeooo:paragraph-rsid="0027651a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00a933" loext:opacity="100%" fo:font-weight="bold" officeooo:rsid="001bb1fa" officeooo:paragraph-rsid="001bb1fa" style:font-weight-asian="bold" style:font-weight-complex="bold"/>
    </style:style>
    <style:style style:name="P3" style:family="paragraph" style:parent-style-name="Standard">
      <style:text-properties fo:color="#ff0000" loext:opacity="100%" fo:font-weight="bold" officeooo:rsid="001bb1fa" officeooo:paragraph-rsid="001bb1fa" style:font-weight-asian="bold" style:font-weight-complex="bold"/>
    </style:style>
    <style:style style:name="P4" style:family="paragraph" style:parent-style-name="Standard">
      <style:text-properties fo:color="#000000" loext:opacity="100%" fo:font-weight="bold" officeooo:rsid="0024e20f" officeooo:paragraph-rsid="0024e20f" fo:background-color="#ffff00" style:font-weight-asian="bold" style:font-weight-complex="bold"/>
    </style:style>
    <style:style style:name="P5" style:family="paragraph" style:parent-style-name="Standard">
      <style:text-properties fo:color="#ff8000" loext:opacity="100%" fo:font-weight="bold" officeooo:rsid="001bb1fa" officeooo:paragraph-rsid="001bb1fa" style:font-weight-asian="bold" style:font-weight-complex="bold"/>
    </style:style>
    <style:style style:name="P6" style:family="paragraph" style:parent-style-name="Standard">
      <style:text-properties fo:color="#2a6099" loext:opacity="100%" fo:font-weight="bold" officeooo:rsid="001bb1fa" officeooo:paragraph-rsid="001bb1fa" style:font-weight-asian="bold" style:font-weight-complex="bold"/>
    </style:style>
    <style:style style:name="P7" style:family="paragraph" style:parent-style-name="Standard">
      <style:text-properties fo:color="#000000" loext:opacity="100%" fo:font-weight="bold" officeooo:rsid="001ebaf7" officeooo:paragraph-rsid="001ebaf7" style:font-weight-asian="bold" style:font-weight-complex="bold"/>
    </style:style>
    <style:style style:name="P8" style:family="paragraph" style:parent-style-name="Standard">
      <style:text-properties officeooo:rsid="001ebaf7" officeooo:paragraph-rsid="001ebaf7"/>
    </style:style>
    <style:style style:name="P9" style:family="paragraph" style:parent-style-name="Standard">
      <style:text-properties fo:font-size="15pt" fo:font-style="italic" fo:font-weight="bold" officeooo:rsid="0030a97d" officeooo:paragraph-rsid="0030a97d" style:font-size-asian="15pt" style:font-style-asian="italic" style:font-weight-asian="bold" style:font-size-complex="15pt" style:font-style-complex="italic" style:font-weight-complex="bold"/>
    </style:style>
    <style:style style:name="P10" style:family="paragraph" style:parent-style-name="Standard">
      <style:text-properties officeooo:rsid="001a3731" officeooo:paragraph-rsid="001a3731"/>
    </style:style>
    <style:style style:name="P11" style:family="paragraph" style:parent-style-name="Standard">
      <style:text-properties fo:font-size="10pt" officeooo:rsid="0021aab0" officeooo:paragraph-rsid="0021aab0" style:font-size-asian="10pt" style:font-size-complex="10pt"/>
    </style:style>
    <style:style style:name="P12" style:family="paragraph" style:parent-style-name="Standard" style:list-style-name="L1">
      <style:text-properties officeooo:paragraph-rsid="002392dd"/>
    </style:style>
    <style:style style:name="P13" style:family="paragraph" style:parent-style-name="Standard">
      <style:text-properties fo:font-size="10pt" officeooo:rsid="002392dd" officeooo:paragraph-rsid="002392dd" style:font-size-asian="10pt" style:font-size-complex="10pt"/>
    </style:style>
    <style:style style:name="P14" style:family="paragraph" style:parent-style-name="Standard">
      <style:text-properties fo:font-size="10pt" officeooo:rsid="0027651a" officeooo:paragraph-rsid="0027651a" style:font-size-asian="10pt" style:font-size-complex="10pt"/>
    </style:style>
    <style:style style:name="P15" style:family="paragraph" style:parent-style-name="Standard" style:list-style-name="L2">
      <style:text-properties officeooo:paragraph-rsid="001a3731"/>
    </style:style>
    <style:style style:name="P16" style:family="paragraph" style:parent-style-name="Standard" style:list-style-name="L3">
      <style:text-properties fo:font-weight="bold" officeooo:rsid="001dbb6b" officeooo:paragraph-rsid="001dbb6b" style:font-weight-asian="bold" style:font-weight-complex="bold"/>
    </style:style>
    <style:style style:name="P17" style:family="paragraph" style:parent-style-name="Standard">
      <style:text-properties fo:font-size="10pt" officeooo:rsid="0021aab0" officeooo:paragraph-rsid="002c5b7f" style:font-size-asian="10pt" style:font-size-complex="10pt"/>
    </style:style>
    <style:style style:name="P18" style:family="paragraph" style:parent-style-name="Standard" style:list-style-name="L4">
      <style:text-properties officeooo:paragraph-rsid="001eb6b4"/>
    </style:style>
    <style:style style:name="P19" style:family="paragraph" style:parent-style-name="Standard" style:list-style-name="L5">
      <style:text-properties officeooo:paragraph-rsid="001ebaf7"/>
    </style:style>
    <style:style style:name="P20" style:family="paragraph" style:parent-style-name="Standard" style:list-style-name="L6">
      <style:text-properties officeooo:paragraph-rsid="001eb6b4"/>
    </style:style>
    <style:style style:name="P21" style:family="paragraph" style:parent-style-name="Standard" style:list-style-name="L7">
      <style:text-properties officeooo:paragraph-rsid="001ebaf7"/>
    </style:style>
    <style:style style:name="P22" style:family="paragraph" style:parent-style-name="Standard">
      <style:text-properties fo:font-size="10pt" officeooo:rsid="0021aab0" officeooo:paragraph-rsid="002c8caf" style:font-size-asian="10pt" style:font-size-complex="10pt"/>
    </style:style>
    <style:style style:name="P23" style:family="paragraph" style:parent-style-name="Standard">
      <style:text-properties officeooo:rsid="001a3731" officeooo:paragraph-rsid="001eb6b4"/>
    </style:style>
    <style:style style:name="P24" style:family="paragraph" style:parent-style-name="Standard">
      <style:text-properties fo:font-size="10pt" officeooo:rsid="001a3731" officeooo:paragraph-rsid="001eb6b4" style:font-size-asian="10pt" style:font-size-complex="10pt"/>
    </style:style>
    <style:style style:name="P25" style:family="paragraph" style:parent-style-name="Standard">
      <style:text-properties fo:font-size="10pt" officeooo:rsid="001eb6b4" officeooo:paragraph-rsid="001eb6b4" style:font-size-asian="10pt" style:font-size-complex="10pt"/>
    </style:style>
    <style:style style:name="P26" style:family="paragraph" style:parent-style-name="Standard">
      <style:text-properties officeooo:rsid="001eb6b4" officeooo:paragraph-rsid="001eb6b4"/>
    </style:style>
    <style:style style:name="P27" style:family="paragraph" style:parent-style-name="Standard" style:list-style-name="L8">
      <style:text-properties officeooo:paragraph-rsid="001eb6b4"/>
    </style:style>
    <style:style style:name="P28" style:family="paragraph" style:parent-style-name="Standard" style:list-style-name="L8">
      <style:text-properties officeooo:paragraph-rsid="001ee7de"/>
    </style:style>
    <style:style style:name="P29" style:family="paragraph" style:parent-style-name="Standard" style:list-style-name="L9">
      <style:text-properties fo:font-weight="bold" officeooo:rsid="001ee7de" officeooo:paragraph-rsid="0025cb6c" style:font-weight-asian="bold" style:font-weight-complex="bold"/>
    </style:style>
    <style:style style:name="P30" style:family="paragraph" style:parent-style-name="Standard" style:list-style-name="L9">
      <style:text-properties officeooo:rsid="001ee7de" officeooo:paragraph-rsid="0025cb6c"/>
    </style:style>
    <style:style style:name="P31" style:family="paragraph" style:parent-style-name="Standard">
      <style:text-properties fo:font-size="10pt" officeooo:rsid="0021aab0" officeooo:paragraph-rsid="002d4415" style:font-size-asian="10pt" style:font-size-complex="10pt"/>
    </style:style>
    <style:style style:name="P32" style:family="paragraph" style:parent-style-name="Standard">
      <style:text-properties officeooo:rsid="001ee7de" officeooo:paragraph-rsid="001ee7de"/>
    </style:style>
    <style:style style:name="P33" style:family="paragraph" style:parent-style-name="Standard" style:list-style-name="L10">
      <style:text-properties officeooo:paragraph-rsid="001ee7de"/>
    </style:style>
    <style:style style:name="P34" style:family="paragraph" style:parent-style-name="Standard" style:list-style-name="L11">
      <style:text-properties fo:font-weight="bold" officeooo:rsid="001ee7de" officeooo:paragraph-rsid="001ee7de" style:font-weight-asian="bold" style:font-weight-complex="bold"/>
    </style:style>
    <style:style style:name="P35" style:family="paragraph" style:parent-style-name="Standard">
      <style:text-properties fo:font-size="10pt" officeooo:rsid="0021aab0" officeooo:paragraph-rsid="002dce00" style:font-size-asian="10pt" style:font-size-complex="10pt"/>
    </style:style>
    <style:style style:name="P36" style:family="paragraph" style:parent-style-name="Standard" style:list-style-name="L12">
      <style:text-properties officeooo:paragraph-rsid="001ee7de"/>
    </style:style>
    <style:style style:name="P37" style:family="paragraph" style:parent-style-name="Standard" style:list-style-name="L13">
      <style:text-properties officeooo:paragraph-rsid="001ee7de"/>
    </style:style>
    <style:style style:name="P38" style:family="paragraph" style:parent-style-name="Standard">
      <style:text-properties fo:font-size="10pt" officeooo:rsid="0021aab0" officeooo:paragraph-rsid="002fb229" style:font-size-asian="10pt" style:font-size-complex="10pt"/>
    </style:style>
    <style:style style:name="P39" style:family="paragraph" style:parent-style-name="Standard">
      <style:text-properties fo:font-size="15pt" fo:font-style="italic" fo:font-weight="bold" officeooo:rsid="0027651a" officeooo:paragraph-rsid="0027651a" style:font-size-asian="15pt" style:font-style-asian="italic" style:font-weight-asian="bold" style:font-size-complex="15pt" style:font-style-complex="italic" style:font-weight-complex="bold"/>
    </style:style>
    <style:style style:name="P40" style:family="paragraph" style:parent-style-name="Standard" style:list-style-name="L14">
      <style:text-properties officeooo:paragraph-rsid="00335acb"/>
    </style:style>
    <style:style style:name="P41" style:family="paragraph" style:parent-style-name="Standard">
      <style:text-properties fo:font-size="10pt" officeooo:rsid="002392dd" officeooo:paragraph-rsid="00335acb" style:font-size-asian="10pt" style:font-size-complex="10pt"/>
    </style:style>
    <style:style style:name="P42" style:family="paragraph" style:parent-style-name="Standard">
      <style:text-properties fo:font-size="10pt" style:text-underline-style="solid" style:text-underline-width="auto" style:text-underline-color="font-color" officeooo:rsid="0033e549" officeooo:paragraph-rsid="0033e549" style:font-size-asian="10pt" style:font-size-complex="10pt"/>
    </style:style>
    <style:style style:name="P43" style:family="paragraph" style:parent-style-name="Standard" style:list-style-name="L14">
      <style:text-properties officeooo:paragraph-rsid="0033e549"/>
    </style:style>
    <style:style style:name="P44" style:family="paragraph" style:parent-style-name="Standard">
      <style:text-properties officeooo:rsid="0024e20f" officeooo:paragraph-rsid="0024e20f" fo:background-color="transparent"/>
    </style:style>
    <style:style style:name="P45" style:family="paragraph" style:parent-style-name="Standard" style:list-style-name="L15">
      <style:text-properties officeooo:paragraph-rsid="0024e20f"/>
    </style:style>
    <style:style style:name="P46" style:family="paragraph" style:parent-style-name="Standard" style:list-style-name="L16">
      <style:text-properties officeooo:paragraph-rsid="0024e20f"/>
    </style:style>
    <style:style style:name="P47" style:family="paragraph" style:parent-style-name="Standard">
      <style:text-properties fo:font-size="10pt" officeooo:rsid="002392dd" officeooo:paragraph-rsid="0024e20f" style:font-size-asian="10pt" style:font-size-complex="10pt"/>
    </style:style>
    <style:style style:name="P48" style:family="paragraph" style:parent-style-name="Standard">
      <style:text-properties officeooo:rsid="0024e20f" officeooo:paragraph-rsid="0024e20f"/>
    </style:style>
    <style:style style:name="P49" style:family="paragraph" style:parent-style-name="Standard" style:list-style-name="L17">
      <style:text-properties officeooo:paragraph-rsid="0024e20f"/>
    </style:style>
    <style:style style:name="P50" style:family="paragraph" style:parent-style-name="Standard">
      <style:text-properties fo:font-size="10pt" officeooo:rsid="002392dd" officeooo:paragraph-rsid="00292abc" style:font-size-asian="10pt" style:font-size-complex="10pt"/>
    </style:style>
    <style:style style:name="P51" style:family="paragraph" style:parent-style-name="Standard">
      <style:text-properties fo:font-size="10pt" officeooo:rsid="0030a97d" officeooo:paragraph-rsid="0030a97d" style:font-size-asian="10pt" style:font-size-complex="10pt"/>
    </style:style>
    <style:style style:name="T1" style:family="text">
      <style:text-properties fo:color="#00a933" loext:opacity="100%"/>
    </style:style>
    <style:style style:name="T2" style:family="text">
      <style:text-properties officeooo:rsid="0021aab0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officeooo:rsid="0027651a"/>
    </style:style>
    <style:style style:name="T5" style:family="text">
      <style:text-properties fo:font-weight="bold" officeooo:rsid="001a3731" style:font-weight-asian="bold" style:font-weight-complex="bold"/>
    </style:style>
    <style:style style:name="T6" style:family="text">
      <style:text-properties fo:font-weight="bold" officeooo:rsid="001bb1fa" style:font-weight-asian="bold" style:font-weight-complex="bold"/>
    </style:style>
    <style:style style:name="T7" style:family="text">
      <style:text-properties fo:color="#00a933" loext:opacity="100%" style:text-underline-style="solid" style:text-underline-width="auto" style:text-underline-color="font-color" fo:font-weight="bold" officeooo:rsid="001bb1fa" style:font-weight-asian="bold" style:font-weight-complex="bold"/>
    </style:style>
    <style:style style:name="T8" style:family="text">
      <style:text-properties fo:color="#2a6099" loext:opacity="100%" fo:font-weight="bold" officeooo:rsid="001bb1fa" style:font-weight-asian="bold" style:font-weight-complex="bold"/>
    </style:style>
    <style:style style:name="T9" style:family="text">
      <style:text-properties fo:color="#ff0000" loext:opacity="100%" fo:font-weight="bold" officeooo:rsid="002392dd" style:font-weight-asian="bold" style:font-weight-complex="bold"/>
    </style:style>
    <style:style style:name="T10" style:family="text">
      <style:text-properties fo:color="#2a6099" loext:opacity="100%" fo:font-weight="bold" officeooo:rsid="0025cb6c" style:font-weight-asian="bold" style:font-weight-complex="bold"/>
    </style:style>
    <style:style style:name="T11" style:family="text">
      <style:text-properties officeooo:rsid="001bb1fa"/>
    </style:style>
    <style:style style:name="T12" style:family="text">
      <style:text-properties fo:color="#ff0000" loext:opacity="100%" style:text-underline-style="solid" style:text-underline-width="auto" style:text-underline-color="font-color" fo:font-weight="bold" officeooo:rsid="00292abc" style:font-weight-asian="bold" style:font-weight-complex="bold"/>
    </style:style>
    <style:style style:name="T13" style:family="text">
      <style:text-properties fo:color="#ff0000" loext:opacity="100%" style:text-underline-style="solid" style:text-underline-width="auto" style:text-underline-color="font-color" fo:font-weight="bold" officeooo:rsid="001a3731" style:font-weight-asian="bold" style:font-weight-complex="bold"/>
    </style:style>
    <style:style style:name="T14" style:family="text">
      <style:text-properties fo:color="#00a933" loext:opacity="100%" style:text-underline-style="solid" style:text-underline-width="auto" style:text-underline-color="font-color" fo:font-weight="bold" officeooo:rsid="001a3731" style:font-weight-asian="bold" style:font-weight-complex="bold"/>
    </style:style>
    <style:style style:name="T15" style:family="text">
      <style:text-properties fo:color="#2a6099" loext:opacity="100%" fo:font-weight="bold" officeooo:rsid="001a3731" style:font-weight-asian="bold" style:font-weight-complex="bold"/>
    </style:style>
    <style:style style:name="T16" style:family="text">
      <style:text-properties fo:color="#ff8000" loext:opacity="100%"/>
    </style:style>
    <style:style style:name="T17" style:family="text">
      <style:text-properties fo:color="#00a933" loext:opacity="100%" style:text-underline-style="solid" style:text-underline-width="auto" style:text-underline-color="font-color" officeooo:rsid="0024e20f" fo:background-color="#ffff00" loext:char-shading-value="0"/>
    </style:style>
    <style:style style:name="T18" style:family="text">
      <style:text-properties style:text-underline-style="solid" style:text-underline-width="auto" style:text-underline-color="font-color" officeooo:rsid="0024e20f" fo:background-color="#ffff00" loext:char-shading-value="0"/>
    </style:style>
    <style:style style:name="T19" style:family="text">
      <style:text-properties fo:color="#ff0000" loext:opacity="100%" style:text-underline-style="solid" style:text-underline-width="auto" style:text-underline-color="font-color" officeooo:rsid="0024e20f" fo:background-color="#ffff00" loext:char-shading-value="0"/>
    </style:style>
    <style:style style:name="T20" style:family="text">
      <style:text-properties officeooo:rsid="0024e20f"/>
    </style:style>
    <style:style style:name="T21" style:family="text">
      <style:text-properties officeooo:rsid="002c5b7f"/>
    </style:style>
    <style:style style:name="T22" style:family="text">
      <style:text-properties fo:font-weight="bold" officeooo:rsid="001dbb6b" style:font-weight-asian="bold" style:font-weight-complex="bold"/>
    </style:style>
    <style:style style:name="T23" style:family="text">
      <style:text-properties fo:color="#ff0000" loext:opacity="100%" style:text-underline-style="solid" style:text-underline-width="auto" style:text-underline-color="font-color" fo:font-weight="bold" officeooo:rsid="0027651a" style:font-weight-asian="bold" style:font-weight-complex="bold"/>
    </style:style>
    <style:style style:name="T24" style:family="text">
      <style:text-properties fo:font-weight="bold" officeooo:rsid="001eb6b4" style:font-weight-asian="bold" style:font-weight-complex="bold"/>
    </style:style>
    <style:style style:name="T25" style:family="text">
      <style:text-properties fo:color="#2a6099" loext:opacity="100%" fo:font-weight="bold" officeooo:rsid="001eb6b4" style:font-weight-asian="bold" style:font-weight-complex="bold"/>
    </style:style>
    <style:style style:name="T26" style:family="text">
      <style:text-properties fo:color="#ff8000" loext:opacity="100%" fo:font-weight="bold" officeooo:rsid="001ebaf7" style:font-weight-asian="bold" style:font-weight-complex="bold"/>
    </style:style>
    <style:style style:name="T27" style:family="text">
      <style:text-properties fo:font-weight="bold" officeooo:rsid="001ebaf7" style:font-weight-asian="bold" style:font-weight-complex="bold"/>
    </style:style>
    <style:style style:name="T28" style:family="text">
      <style:text-properties fo:color="#ff0000" loext:opacity="100%" style:text-underline-style="solid" style:text-underline-width="auto" style:text-underline-color="font-color" fo:font-weight="bold" officeooo:rsid="0025cb6c" fo:background-color="#ffff00" loext:char-shading-value="0" style:font-weight-asian="bold" style:font-weight-complex="bold"/>
    </style:style>
    <style:style style:name="T29" style:family="text">
      <style:text-properties fo:color="#00a933" loext:opacity="100%" style:text-underline-style="solid" style:text-underline-width="auto" style:text-underline-color="font-color" fo:font-weight="bold" officeooo:rsid="0025cb6c" fo:background-color="#ffff00" loext:char-shading-value="0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25cb6c" fo:background-color="#ffff00" loext:char-shading-value="0" style:font-weight-asian="bold" style:font-weight-complex="bold"/>
    </style:style>
    <style:style style:name="T31" style:family="text">
      <style:text-properties fo:font-weight="bold" officeooo:rsid="0025cb6c" style:font-weight-asian="bold" style:font-weight-complex="bold"/>
    </style:style>
    <style:style style:name="T32" style:family="text">
      <style:text-properties fo:color="#2a6099" loext:opacity="100%" fo:font-weight="bold" officeooo:rsid="00292abc" style:font-weight-asian="bold" style:font-weight-complex="bold"/>
    </style:style>
    <style:style style:name="T33" style:family="text">
      <style:text-properties fo:font-size="10pt" officeooo:rsid="001eb6b4" style:font-size-asian="10pt" style:font-size-complex="10pt"/>
    </style:style>
    <style:style style:name="T34" style:family="text">
      <style:text-properties officeooo:rsid="001eb6b4"/>
    </style:style>
    <style:style style:name="T35" style:family="text">
      <style:text-properties fo:font-weight="bold" officeooo:rsid="001ee7de" style:font-weight-asian="bold" style:font-weight-complex="bold"/>
    </style:style>
    <style:style style:name="T36" style:family="text">
      <style:text-properties fo:font-weight="bold" officeooo:rsid="002b4894" style:font-weight-asian="bold" style:font-weight-complex="bold"/>
    </style:style>
    <style:style style:name="T37" style:family="text">
      <style:text-properties fo:color="#00a933" loext:opacity="100%" style:text-underline-style="solid" style:text-underline-width="auto" style:text-underline-color="font-color" fo:font-weight="bold" officeooo:rsid="001ee7de" style:font-weight-asian="bold" style:font-weight-complex="bold"/>
    </style:style>
    <style:style style:name="T38" style:family="text">
      <style:text-properties fo:color="#2a6099" loext:opacity="100%" fo:font-weight="bold" officeooo:rsid="001ee7de" style:font-weight-asian="bold" style:font-weight-complex="bold"/>
    </style:style>
    <style:style style:name="T39" style:family="text">
      <style:text-properties fo:color="#00a933" loext:opacity="100%" style:text-underline-style="solid" style:text-underline-width="auto" style:text-underline-color="font-color" fo:background-color="#ffff00" loext:char-shading-value="0"/>
    </style:style>
    <style:style style:name="T40" style:family="text">
      <style:text-properties style:text-underline-style="solid" style:text-underline-width="auto" style:text-underline-color="font-color" officeooo:rsid="0025cb6c" fo:background-color="#ffff00" loext:char-shading-value="0"/>
    </style:style>
    <style:style style:name="T41" style:family="text">
      <style:text-properties fo:color="#ff0000" loext:opacity="100%" style:text-underline-style="solid" style:text-underline-width="auto" style:text-underline-color="font-color" officeooo:rsid="0025cb6c" fo:background-color="#ffff00" loext:char-shading-value="0"/>
    </style:style>
    <style:style style:name="T42" style:family="text">
      <style:text-properties fo:color="#00a933" loext:opacity="100%" style:text-underline-style="solid" style:text-underline-width="auto" style:text-underline-color="font-color" officeooo:rsid="0025cb6c" fo:background-color="#ffff00" loext:char-shading-value="0"/>
    </style:style>
    <style:style style:name="T43" style:family="text">
      <style:text-properties officeooo:rsid="0025cb6c"/>
    </style:style>
    <style:style style:name="T44" style:family="text">
      <style:text-properties fo:color="#ff8000" loext:opacity="100%" fo:font-weight="bold" style:font-weight-asian="bold" style:font-weight-complex="bold"/>
    </style:style>
    <style:style style:name="T45" style:family="text">
      <style:text-properties fo:color="#ff8000" loext:opacity="100%" fo:font-weight="bold" officeooo:rsid="002d4415" style:font-weight-asian="bold" style:font-weight-complex="bold"/>
    </style:style>
    <style:style style:name="T46" style:family="text">
      <style:text-properties officeooo:rsid="002d4415"/>
    </style:style>
    <style:style style:name="T47" style:family="text">
      <style:text-properties fo:color="#00a933" loext:opacity="100%" style:text-underline-style="solid" style:text-underline-width="auto" style:text-underline-color="font-color" officeooo:rsid="0027651a" fo:background-color="#ffff00" loext:char-shading-value="0"/>
    </style:style>
    <style:style style:name="T48" style:family="text">
      <style:text-properties fo:color="#ff0000" loext:opacity="100%" style:text-underline-style="solid" style:text-underline-width="auto" style:text-underline-color="font-color" officeooo:rsid="0027651a" fo:background-color="#ffff00" loext:char-shading-value="0"/>
    </style:style>
    <style:style style:name="T49" style:family="text">
      <style:text-properties fo:color="#ff0000" loext:opacity="100%" style:text-underline-style="solid" style:text-underline-width="auto" style:text-underline-color="font-color" officeooo:rsid="0027651a"/>
    </style:style>
    <style:style style:name="T50" style:family="text">
      <style:text-properties fo:color="#ff8000" loext:opacity="100%" officeooo:rsid="002dce00"/>
    </style:style>
    <style:style style:name="T51" style:family="text">
      <style:text-properties officeooo:rsid="002dce00"/>
    </style:style>
    <style:style style:name="T52" style:family="text">
      <style:text-properties fo:color="#ff8000" loext:opacity="100%" fo:font-weight="bold" officeooo:rsid="001ee7de" style:font-weight-asian="bold" style:font-weight-complex="bold"/>
    </style:style>
    <style:style style:name="T53" style:family="text">
      <style:text-properties fo:color="#ff0000" loext:opacity="100%" fo:font-weight="bold" officeooo:rsid="001ee7de" style:font-weight-asian="bold" style:font-weight-complex="bold"/>
    </style:style>
    <style:style style:name="T54" style:family="text">
      <style:text-properties fo:color="#00a933" loext:opacity="100%" style:text-underline-style="solid" style:text-underline-width="auto" style:text-underline-color="font-color" fo:font-weight="bold" officeooo:rsid="0027651a" fo:background-color="#ffff00" loext:char-shading-value="0" style:font-weight-asian="bold" style:font-weight-complex="bold"/>
    </style:style>
    <style:style style:name="T55" style:family="text">
      <style:text-properties fo:color="#ff0000" loext:opacity="100%" style:text-underline-style="solid" style:text-underline-width="auto" style:text-underline-color="font-color" fo:font-weight="bold" officeooo:rsid="0027651a" fo:background-color="#ffff00" loext:char-shading-value="0" style:font-weight-asian="bold" style:font-weight-complex="bold"/>
    </style:style>
    <style:style style:name="T56" style:family="text">
      <style:text-properties fo:font-weight="bold" officeooo:rsid="0027651a" style:font-weight-asian="bold" style:font-weight-complex="bold"/>
    </style:style>
    <style:style style:name="T57" style:family="text">
      <style:text-properties fo:font-weight="bold" officeooo:rsid="001ee7de" fo:background-color="#ffff00" loext:char-shading-value="0" style:font-weight-asian="bold" style:font-weight-complex="bold"/>
    </style:style>
    <style:style style:name="T58" style:family="text">
      <style:text-properties fo:color="#ff0000" loext:opacity="100%" style:text-underline-style="solid" style:text-underline-width="auto" style:text-underline-color="font-color" fo:font-weight="bold" officeooo:rsid="001ee7de" fo:background-color="#ffff00" loext:char-shading-value="0" style:font-weight-asian="bold" style:font-weight-complex="bold"/>
    </style:style>
    <style:style style:name="T59" style:family="text">
      <style:text-properties fo:color="#00a933" loext:opacity="100%" style:text-underline-style="solid" style:text-underline-width="auto" style:text-underline-color="font-color" fo:font-weight="bold" officeooo:rsid="001ee7de" fo:background-color="#ffff00" loext:char-shading-value="0" style:font-weight-asian="bold" style:font-weight-complex="bold"/>
    </style:style>
    <style:style style:name="T60" style:family="text">
      <style:text-properties fo:color="#ff0000" loext:opacity="100%" fo:font-weight="bold" officeooo:rsid="001ee7de" fo:background-color="#ffff00" loext:char-shading-value="0" style:font-weight-asian="bold" style:font-weight-complex="bold"/>
    </style:style>
    <style:style style:name="T61" style:family="text">
      <style:text-properties fo:color="#2a6099" loext:opacity="100%" fo:font-weight="bold" officeooo:rsid="002392dd" style:font-weight-asian="bold" style:font-weight-complex="bold"/>
    </style:style>
    <style:style style:name="T62" style:family="text">
      <style:text-properties fo:color="#2a6099" loext:opacity="100%" fo:font-weight="bold" officeooo:rsid="00335acb" style:font-weight-asian="bold" style:font-weight-complex="bold"/>
    </style:style>
    <style:style style:name="T63" style:family="text">
      <style:text-properties fo:color="#ff0000" loext:opacity="100%" style:text-underline-style="solid" style:text-underline-width="auto" style:text-underline-color="font-color" fo:font-weight="bold" officeooo:rsid="002392dd" fo:background-color="#ffff00" loext:char-shading-value="0" style:font-weight-asian="bold" style:font-weight-complex="bold"/>
    </style:style>
    <style:style style:name="T64" style:family="text">
      <style:text-properties fo:color="#00a933" loext:opacity="100%" style:text-underline-style="solid" style:text-underline-width="auto" style:text-underline-color="font-color" fo:font-weight="bold" officeooo:rsid="002392dd" fo:background-color="#ffff00" loext:char-shading-value="0" style:font-weight-asian="bold" style:font-weight-complex="bold"/>
    </style:style>
    <style:style style:name="T65" style:family="text">
      <style:text-properties officeooo:rsid="0033e549"/>
    </style:style>
    <style:style style:name="T66" style:family="text">
      <style:text-properties fo:font-weight="bold" officeooo:rsid="001ee7de" fo:background-color="transparent" loext:char-shading-value="0" style:font-weight-asian="bold" style:font-weight-complex="bold"/>
    </style:style>
    <style:style style:name="T67" style:family="text">
      <style:text-properties fo:color="#00a933" loext:opacity="100%" fo:font-weight="bold" officeooo:rsid="0033e549" fo:background-color="transparent" loext:char-shading-value="0" style:font-weight-asian="bold" style:font-weight-complex="bold"/>
    </style:style>
    <style:style style:name="T68" style:family="text">
      <style:text-properties fo:font-weight="bold" officeooo:rsid="0033e549" fo:background-color="transparent" loext:char-shading-value="0" style:font-weight-asian="bold" style:font-weight-complex="bold"/>
    </style:style>
    <style:style style:name="T69" style:family="text">
      <style:text-properties fo:color="#ff0000" loext:opacity="100%" style:text-underline-style="solid" style:text-underline-width="auto" style:text-underline-color="font-color" fo:font-weight="bold" officeooo:rsid="001ee7de" fo:background-color="transparent" loext:char-shading-value="0" style:font-weight-asian="bold" style:font-weight-complex="bold"/>
    </style:style>
    <style:style style:name="T70" style:family="text">
      <style:text-properties fo:color="#ff0000" loext:opacity="100%" fo:font-weight="bold" officeooo:rsid="001ee7de" fo:background-color="transparent" loext:char-shading-value="0" style:font-weight-asian="bold" style:font-weight-complex="bold"/>
    </style:style>
    <style:style style:name="T71" style:family="text">
      <style:text-properties fo:color="#2a6099" loext:opacity="100%" fo:font-weight="bold" officeooo:rsid="001ee7de" fo:background-color="transparent" loext:char-shading-value="0" style:font-weight-asian="bold" style:font-weight-complex="bold"/>
    </style:style>
    <style:style style:name="T72" style:family="text">
      <style:text-properties fo:color="#2a6099" loext:opacity="100%" fo:font-weight="bold" fo:background-color="transparent" loext:char-shading-value="0" style:font-weight-asian="bold" style:font-weight-complex="bold"/>
    </style:style>
    <style:style style:name="T73" style:family="text">
      <style:text-properties fo:color="#2a6099" loext:opacity="100%" fo:font-weight="bold" officeooo:rsid="00335acb" fo:background-color="transparent" loext:char-shading-value="0" style:font-weight-asian="bold" style:font-weight-complex="bold"/>
    </style:style>
    <style:style style:name="T74" style:family="text">
      <style:text-properties fo:color="#ff0000" loext:opacity="100%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75" style:family="text">
      <style:text-properties fo:font-weight="bold" officeooo:rsid="0024e20f" style:font-weight-asian="bold" style:font-weight-complex="bold"/>
    </style:style>
    <style:style style:name="T76" style:family="text">
      <style:text-properties fo:font-weight="bold" officeooo:rsid="0032a43f" style:font-weight-asian="bold" style:font-weight-complex="bold"/>
    </style:style>
    <style:style style:name="T77" style:family="text">
      <style:text-properties fo:color="#000000" loext:opacity="100%" style:text-underline-style="solid" style:text-underline-width="auto" style:text-underline-color="font-color" fo:font-weight="bold" officeooo:rsid="002392dd" fo:background-color="#ffff00" loext:char-shading-value="0" style:font-weight-asian="bold" style:font-weight-complex="bold"/>
    </style:style>
    <style:style style:name="T78" style:family="text">
      <style:text-properties fo:color="#000000" loext:opacity="100%" style:text-underline-style="solid" style:text-underline-width="auto" style:text-underline-color="font-color" fo:font-weight="bold" officeooo:rsid="0024e20f" fo:background-color="#ffff00" loext:char-shading-value="0" style:font-weight-asian="bold" style:font-weight-complex="bold"/>
    </style:style>
    <style:style style:name="T79" style:family="text">
      <style:text-properties fo:color="#000000" loext:opacity="100%" style:text-underline-style="solid" style:text-underline-width="auto" style:text-underline-color="font-color" fo:font-weight="bold" officeooo:rsid="0032a43f" fo:background-color="#ffff00" loext:char-shading-value="0" style:font-weight-asian="bold" style:font-weight-complex="bold"/>
    </style:style>
    <style:style style:name="T80" style:family="text">
      <style:text-properties fo:color="#000000" loext:opacity="100%" fo:font-weight="bold" officeooo:rsid="0024e20f" style:font-weight-asian="bold" style:font-weight-complex="bold"/>
    </style:style>
    <style:style style:name="T81" style:family="text">
      <style:text-properties fo:color="#000000" loext:opacity="100%" style:text-underline-style="solid" style:text-underline-width="auto" style:text-underline-color="font-color" fo:font-weight="bold" officeooo:rsid="001ee7de" fo:background-color="#ffff00" loext:char-shading-value="0" style:font-weight-asian="bold" style:font-weight-complex="bold"/>
    </style:style>
    <style:style style:name="T82" style:family="text">
      <style:text-properties fo:color="#000000" loext:opacity="100%" fo:font-weight="bold" officeooo:rsid="0027651a" fo:background-color="#ffff00" loext:char-shading-value="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genda:</text:p>
      <text:p text:style-name="P2"/>
      <text:p text:style-name="P2">Chave Primária</text:p>
      <text:p text:style-name="P3">Chave Estrangeira</text:p>
      <text:p text:style-name="P3">Ch<text:span text:style-name="T1">ave</text:span> Estrangeira<text:span text:style-name="T1">/Primária</text:span></text:p>
      <text:p text:style-name="P4">Chave Composta</text:p>
      <text:p text:style-name="P5">Atributo Multivalorado</text:p>
      <text:p text:style-name="P6">Atributos</text:p>
      <text:p text:style-name="P7">Identidade/ <text:span text:style-name="T2">Relacionamento</text:span></text:p>
      <text:p text:style-name="P7"/>
      <text:p text:style-name="P8"><text:span text:style-name="T3">--------------------------------------------------------------------------------------------------------------------</text:span></text:p>
      <text:p text:style-name="P9">Entidades</text:p>
      <text:p text:style-name="P10"/>
      <text:p text:style-name="P11">Identidade Generalizad<text:span text:style-name="T4">a</text:span></text:p>
      <text:list text:style-name="L1">
        <text:list-item>
          <text:p text:style-name="P12"><text:span text:style-name="T5">Item </text:span><text:span text:style-name="T6">{</text:span><text:span text:style-name="T7">Código</text:span><text:span text:style-name="T6">, </text:span><text:span text:style-name="T8">Título</text:span><text:span text:style-name="T6">, </text:span><text:span text:style-name="T8">Descrição</text:span><text:span text:style-name="T6">, </text:span><text:span text:style-name="T9">Número_Estante</text:span><text:span text:style-name="T6">, <text:s/></text:span><text:span text:style-name="T10">Tipo_Item</text:span><text:span text:style-name="T6">}</text:span><text:span text:style-name="T11"> </text:span></text:p>
        </text:list-item>
      </text:list>
      <text:p text:style-name="P13">Número_Estante acrescentada por Cardinalidade 1,N</text:p>
      <text:p text:style-name="P14">Tipo_Item adicionado por ramificar outras identidades</text:p>
      <text:p text:style-name="P11"/>
      <text:p text:style-name="P11">Identidade Especializada</text:p>
      <text:list text:style-name="L2">
        <text:list-item>
          <text:p text:style-name="P15"><text:span text:style-name="T5">Livro { </text:span><text:span text:style-name="T12">Có</text:span><text:span text:style-name="T13">d</text:span><text:span text:style-name="T14">igo</text:span><text:span text:style-name="T13">_</text:span><text:span text:style-name="T12">I</text:span><text:span text:style-name="T13">t</text:span><text:span text:style-name="T14">em</text:span><text:span text:style-name="T5">, </text:span><text:span text:style-name="T15">Sumário</text:span><text:span text:style-name="T5">, </text:span><text:span text:style-name="T15">AnoPublicação</text:span><text:span text:style-name="T5">}</text:span></text:p>
        </text:list-item>
      </text:list>
      <text:list text:style-name="L3">
        <text:list-item>
          <text:p text:style-name="P16"><text:span text:style-name="T16">Editora_livro</text:span> { <text:span text:style-name="T17">Editora</text:span><text:span text:style-name="T18">,</text:span><text:span text:style-name="T19"> Có</text:span><text:span text:style-name="T17">digo_</text:span><text:span text:style-name="T19">Li</text:span><text:span text:style-name="T17">vro</text:span><text:span text:style-name="T20">}</text:span></text:p>
        </text:list-item>
        <text:list-item>
          <text:p text:style-name="P16"><text:span text:style-name="T16">Autores_livro</text:span> { <text:span text:style-name="T17">Autores</text:span><text:span text:style-name="T18">, </text:span><text:span text:style-name="T19">Cód</text:span><text:span text:style-name="T17">igo_Liv</text:span><text:span text:style-name="T19">ro</text:span><text:span text:style-name="T20">}</text:span></text:p>
        </text:list-item>
      </text:list>
      <text:p text:style-name="P17"><text:span text:style-name="T21">Autores no plural como referenciado no DER.</text:span></text:p>
      <text:p text:style-name="P10"/>
      <text:p text:style-name="P11">Identidade Especializada</text:p>
      <text:list text:style-name="L4">
        <text:list-item>
          <text:p text:style-name="P18"><text:span text:style-name="T5">CD </text:span><text:span text:style-name="T22">{ </text:span><text:span text:style-name="T23">Có</text:span><text:span text:style-name="T13">d</text:span><text:span text:style-name="T14">igo</text:span><text:span text:style-name="T13">_</text:span><text:span text:style-name="T12">I</text:span><text:span text:style-name="T13">t</text:span><text:span text:style-name="T14">em</text:span><text:span text:style-name="T5">,</text:span><text:span text:style-name="T24"> </text:span><text:span text:style-name="T25">NomeProdutora</text:span><text:span text:style-name="T24">, </text:span><text:span text:style-name="T25">Ano</text:span><text:span text:style-name="T24">}</text:span></text:p>
        </text:list-item>
      </text:list>
      <text:list text:style-name="L5">
        <text:list-item>
          <text:p text:style-name="P19"><text:span text:style-name="T26">Música_CD </text:span><text:span text:style-name="T27">{ </text:span><text:span text:style-name="T28">Mú</text:span><text:span text:style-name="T29">sica_</text:span><text:span text:style-name="T28">C</text:span><text:span text:style-name="T29">D</text:span><text:span text:style-name="T30">, </text:span><text:span text:style-name="T28">Cód</text:span><text:span text:style-name="T29">ig</text:span><text:span text:style-name="T28">o_C</text:span><text:span text:style-name="T29">D</text:span><text:span text:style-name="T31">}</text:span></text:p>
        </text:list-item>
      </text:list>
      <text:p text:style-name="P10"/>
      <text:p text:style-name="P11">Identidade Especializada</text:p>
      <text:list text:style-name="L6">
        <text:list-item>
          <text:p text:style-name="P20"><text:span text:style-name="T5">DVDs </text:span><text:span text:style-name="T22">{ </text:span><text:span text:style-name="T23">Có</text:span><text:span text:style-name="T13">d</text:span><text:span text:style-name="T14">igo</text:span><text:span text:style-name="T13">_</text:span><text:span text:style-name="T23">I</text:span><text:span text:style-name="T13">t</text:span><text:span text:style-name="T14">em</text:span><text:span text:style-name="T24">, </text:span><text:span text:style-name="T25">NomeProdutora</text:span><text:span text:style-name="T24">, </text:span><text:span text:style-name="T25">Ano</text:span><text:span text:style-name="T24">}</text:span></text:p>
        </text:list-item>
      </text:list>
      <text:list text:style-name="L7">
        <text:list-item>
          <text:p text:style-name="P21"><text:span text:style-name="T26">Música_DVDs</text:span><text:span text:style-name="T27"> { </text:span><text:span text:style-name="T29">Código</text:span><text:span text:style-name="T30">, </text:span><text:span text:style-name="T28">Códi</text:span><text:span text:style-name="T29">go</text:span><text:span text:style-name="T28">_D</text:span><text:span text:style-name="T29">VDs</text:span><text:span text:style-name="T31">, </text:span><text:span text:style-name="T32">No</text:span><text:span text:style-name="T10">me</text:span><text:span text:style-name="T31">}</text:span></text:p>
        </text:list-item>
      </text:list>
      <text:p text:style-name="P22"><text:span text:style-name="T21">Autores no plural como referenciado no DER.</text:span></text:p>
      <text:p text:style-name="P23"><text:span text:style-name="T33">Música poderia ser ( <text:s/>Identidade, por ter chave Primária</text:span></text:p>
      <text:p text:style-name="P24"><text:tab/><text:tab/> <text:s text:c="5"/><text:span text:style-name="T34">Multi</text:span><text:span text:style-name="T4">v</text:span><text:span text:style-name="T34">alorado, seguindo o raciocínio das outras</text:span></text:p>
      <text:p text:style-name="P25"><text:tab/><text:tab/> <text:s text:c="5"/>Composto, pelo forma que foi discriminado).</text:p>
      <text:p text:style-name="P26"/>
      <text:list text:style-name="L8">
        <text:list-item>
          <text:p text:style-name="P27"><text:span text:style-name="T35">Estan</text:span><text:span text:style-name="T36">t</text:span><text:span text:style-name="T35">e { </text:span><text:span text:style-name="T37">Número</text:span><text:span text:style-name="T35">, </text:span><text:span text:style-name="T38">Sala</text:span><text:span text:style-name="T35">, </text:span><text:span text:style-name="T38">Andar</text:span><text:span text:style-name="T35">}</text:span></text:p>
        </text:list-item>
      </text:list>
      <text:p text:style-name="P26"/>
      <text:list text:continue-numbering="true" text:style-name="L8">
        <text:list-item>
          <text:p text:style-name="P28"><text:span text:style-name="T35">Funcionário { </text:span><text:span text:style-name="T37">Matrícula</text:span><text:span text:style-name="T35">, </text:span><text:span text:style-name="T37">Código</text:span><text:span text:style-name="T35">, </text:span><text:span text:style-name="T38">Sexo</text:span><text:span text:style-name="T35">, </text:span><text:span text:style-name="T38">Nome</text:span><text:span text:style-name="T35">, </text:span><text:span text:style-name="T38">Turno</text:span><text:span text:style-name="T35">}</text:span></text:p>
        </text:list-item>
      </text:list>
      <text:list text:style-name="L9">
        <text:list-item>
          <text:p text:style-name="P29"><text:span text:style-name="T16">Endereço_funcionário</text:span> { <text:span text:style-name="T39">Endereço</text:span><text:span text:style-name="T40">, </text:span><text:span text:style-name="T41">Matr</text:span><text:span text:style-name="T42">icula_</text:span><text:span text:style-name="T41">Funci</text:span><text:span text:style-name="T42">onário, </text:span><text:span text:style-name="T41">Cód</text:span><text:span text:style-name="T42">igo_</text:span><text:span text:style-name="T41">Funcio</text:span><text:span text:style-name="T42">nário</text:span><text:span text:style-name="T43">}</text:span></text:p>
        </text:list-item>
        <text:list-item>
          <text:p text:style-name="P30"><text:span text:style-name="T44">Telefone</text:span><text:span text:style-name="T45">s</text:span><text:span text:style-name="T44">_Funcionário</text:span><text:span text:style-name="T16"> </text:span>{ <text:span text:style-name="T29">Telefones</text:span><text:span text:style-name="T40">, </text:span><text:span text:style-name="T41">Matr</text:span><text:span text:style-name="T42">icula_</text:span><text:span text:style-name="T41">Funci</text:span><text:span text:style-name="T42">onário, </text:span><text:span text:style-name="T41">Cód</text:span><text:span text:style-name="T42">igo_</text:span><text:span text:style-name="T41">Func</text:span><text:span text:style-name="T42">ionário</text:span><text:span text:style-name="T43">}</text:span></text:p>
        </text:list-item>
      </text:list>
      <text:p text:style-name="P31"><text:span text:style-name="T46">Telefones</text:span><text:span text:style-name="T21"> no plural como referenciado no DER.</text:span></text:p>
      <text:p text:style-name="P32"><text:span text:style-name="T35"/></text:p>
      <text:list text:style-name="L10">
        <text:list-item>
          <text:p text:style-name="P33"><text:span text:style-name="T35">Associado { </text:span><text:span text:style-name="T37">Código</text:span><text:span text:style-name="T35">, </text:span><text:span text:style-name="T38">Nome</text:span><text:span text:style-name="T35">}</text:span></text:p>
        </text:list-item>
      </text:list>
      <text:list text:style-name="L11">
        <text:list-item>
          <text:p text:style-name="P34"><text:span text:style-name="T16">Endereço_Associado </text:span>{ <text:span text:style-name="T47">Endereço</text:span><text:span text:style-name="T48">, Có</text:span><text:span text:style-name="T47">digo</text:span><text:span text:style-name="T48">_Assoc</text:span><text:span text:style-name="T47">iado</text:span><text:span text:style-name="T49">}</text:span></text:p>
        </text:list-item>
        <text:list-item>
          <text:p text:style-name="P34"><text:span text:style-name="T16">Telefone</text:span><text:span text:style-name="T50">s</text:span><text:span text:style-name="T16">_Associado</text:span> { <text:span text:style-name="T47">Tefefones</text:span><text:span text:style-name="T48">, Có</text:span><text:span text:style-name="T47">digo</text:span><text:span text:style-name="T48">_Asso</text:span><text:span text:style-name="T47">ciado</text:span><text:span text:style-name="T4">}</text:span></text:p>
        </text:list-item>
      </text:list>
      <text:p text:style-name="P35"><text:span text:style-name="T51">Telefone</text:span><text:span text:style-name="T21"> no plural como referenciado no DER.</text:span></text:p>
      <text:list text:style-name="L12">
        <text:list-item>
          <text:p text:style-name="P36"><text:span text:style-name="T35">Fornecedor { </text:span><text:span text:style-name="T37">Código</text:span><text:span text:style-name="T35">, </text:span><text:span text:style-name="T38">Nome</text:span><text:span text:style-name="T35">, </text:span><text:span text:style-name="T38">Cidade</text:span><text:span text:style-name="T35">, </text:span><text:span text:style-name="T38">Rua</text:span><text:span text:style-name="T35">, </text:span><text:span text:style-name="T38">Estado</text:span><text:span text:style-name="T35">}</text:span></text:p>
        </text:list-item>
      </text:list>
      <text:list text:style-name="L13">
        <text:list-item>
          <text:p text:style-name="P37"><text:span text:style-name="T52">Telefone_Fornecedor</text:span><text:span text:style-name="T35"> {</text:span><text:span text:style-name="T53"> </text:span><text:span text:style-name="T54">Telefones</text:span><text:span text:style-name="T55">, Có</text:span><text:span text:style-name="T54">digo</text:span><text:span text:style-name="T55">_Forn</text:span><text:span text:style-name="T54">ecedor</text:span><text:span text:style-name="T56">}</text:span></text:p>
        </text:list-item>
      </text:list>
      <text:p text:style-name="P38"><text:span text:style-name="T51">Telefone</text:span><text:span text:style-name="T21"> no plural como referenciado no DER.</text:span></text:p>
      <text:p text:style-name="P38"/>
      <text:p text:style-name="P38"/>
      <text:p text:style-name="P38"/>
      <text:p text:style-name="P38"/>
      <text:p text:style-name="P39"><text:soft-page-break/>RELACIONAMENTOS</text:p>
      <text:p text:style-name="P39"/>
      <text:list text:style-name="L14">
        <text:list-item>
          <text:p text:style-name="P40"><text:span text:style-name="T35">Empréstimo </text:span><text:span text:style-name="T57">{ </text:span><text:span text:style-name="T58">Cód</text:span><text:span text:style-name="T59">igo_</text:span><text:span text:style-name="T58">Assoc</text:span><text:span text:style-name="T59">iado</text:span><text:span text:style-name="T60">,</text:span><text:span text:style-name="T58"> Có</text:span><text:span text:style-name="T59">digo</text:span><text:span text:style-name="T58">_It</text:span><text:span text:style-name="T59">em</text:span><text:span text:style-name="T60">,</text:span><text:span text:style-name="T35"> </text:span><text:span text:style-name="T38">DataEmpréstimo</text:span><text:span text:style-name="T35">, </text:span><text:span text:style-name="T38">DataDevolução, </text:span><text:span text:style-name="T61">Data/Ho</text:span><text:span text:style-name="T62">r</text:span><text:span text:style-name="T61">a, </text:span><text:span text:style-name="T63">Matrí</text:span><text:span text:style-name="T64">cula_</text:span><text:span text:style-name="T63">Funci</text:span><text:span text:style-name="T64">onário</text:span><text:span text:style-name="T63">, Có</text:span><text:span text:style-name="T64">digo</text:span><text:span text:style-name="T63">_Func</text:span><text:span text:style-name="T64">ionário</text:span><text:span text:style-name="T35">}</text:span></text:p>
        </text:list-item>
      </text:list>
      <text:p text:style-name="P41">Código_<text:span text:style-name="T65">Item</text:span> <text:span text:style-name="T20">e Código_Associado</text:span> adicionado por <text:span text:style-name="T20">ser uma entidade fraca</text:span></text:p>
      <text:p text:style-name="P41">Data/Hora, Matricula_Funcionário e Código_Funcionário adicionados por relação 1,N com Funcionário</text:p>
      <text:p text:style-name="P41">Código_Associado adicionado por relação 1,N com Associado</text:p>
      <text:p text:style-name="P42">No projeto eu utilizei um ID para facilitar os comandos e melhorar a organização</text:p>
      <text:list text:continue-numbering="true" text:style-name="L14">
        <text:list-item>
          <text:p text:style-name="P43"><text:span text:style-name="T35">Empréstimo</text:span><text:span text:style-name="T66"> </text:span><text:span text:style-name="T66">{ </text:span><text:span text:style-name="T67">ID</text:span><text:span text:style-name="T68">, </text:span><text:span text:style-name="T69">Código_Associado</text:span><text:span text:style-name="T70">,</text:span><text:span text:style-name="T69"> Código_Item</text:span><text:span text:style-name="T70">,</text:span><text:span text:style-name="T66"> </text:span><text:span text:style-name="T71">DataEmpréstimo</text:span><text:span text:style-name="T66">, </text:span><text:span text:style-name="T71">DataDevolução, </text:span><text:span text:style-name="T72">Data/Ho</text:span><text:span text:style-name="T73">r</text:span><text:span text:style-name="T72">a, </text:span><text:span text:style-name="T74">Matrícula_Funcionário, Código_Funcionário</text:span><text:span text:style-name="T66">}</text:span></text:p>
        </text:list-item>
      </text:list>
      <text:p text:style-name="P44"/>
      <text:list text:style-name="L15">
        <text:list-item>
          <text:p text:style-name="P45"><text:span text:style-name="T75">Respon</text:span><text:span text:style-name="T76">s</text:span><text:span text:style-name="T75">ável Por { </text:span><text:span text:style-name="T77">Matrícula_Funcionário, Código_Funcionário, </text:span><text:span text:style-name="T78">Número_Estan</text:span><text:span text:style-name="T79">t</text:span><text:span text:style-name="T78">e</text:span><text:span text:style-name="T78"> </text:span><text:span text:style-name="T75">}</text:span></text:p>
        </text:list-item>
      </text:list>
      <text:p text:style-name="P13">Atributos adicionados por relação M,N</text:p>
      <text:p text:style-name="P13"/>
      <text:list text:style-name="L16">
        <text:list-item>
          <text:p text:style-name="P46"><text:span text:style-name="T75">Fornece { </text:span><text:span text:style-name="T78">Código_Forncedor, Código_Item</text:span><text:span text:style-name="T75">}</text:span></text:p>
        </text:list-item>
      </text:list>
      <text:p text:style-name="P47">Atributos adicionados por relação M,N</text:p>
      <text:p text:style-name="P48"/>
      <text:list text:style-name="L17">
        <text:list-item>
          <text:p text:style-name="P49"><text:span text:style-name="T75">Possui {</text:span><text:span text:style-name="T80"> </text:span><text:span text:style-name="T78">Código_Item, </text:span><text:span text:style-name="T81">Código_Associado</text:span><text:span text:style-name="T81">,</text:span><text:span text:style-name="T81"> </text:span><text:span text:style-name="T81">Código_Item</text:span><text:span text:style-name="T81">, <text:s/></text:span><text:span text:style-name="T77">Matrícula_Funcionário, Código_Funcionário</text:span><text:span text:style-name="T82">}</text:span></text:p>
        </text:list-item>
      </text:list>
      <text:p text:style-name="P50">Atributos adicionados por relação M,N</text:p>
      <text:p text:style-name="P51">Por mais que realizando o passo a passo ele solicite esse relacionamento, o próprio empréstimo já tem os dados necessários, inutilizando a função possui.</text:p>
      <text:p text:style-name="P4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9T14:34:53.234185600</meta:creation-date>
    <dc:date>2025-06-29T22:20:48.168134500</dc:date>
    <meta:editing-duration>PT59M12S</meta:editing-duration>
    <meta:editing-cycles>7</meta:editing-cycles>
    <meta:generator>LibreOffice/25.2.2.2$Windows_X86_64 LibreOffice_project/7370d4be9e3cf6031a51beef54ff3bda878e3fac</meta:generator>
    <meta:document-statistic meta:table-count="0" meta:image-count="0" meta:object-count="0" meta:page-count="2" meta:paragraph-count="55" meta:word-count="313" meta:character-count="2699" meta:non-whitespace-character-count="2443"/>
  </office:meta>
</office:document-meta>
</file>